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Noto Sans Nag Mundari" svg:font-family="'Noto Sans Nag Mundari'" style:font-family-generic="swiss" style:font-pitch="variable"/>
    <style:font-face style:name="OpenSymbol" svg:font-family="OpenSymbol" style:font-charset="x-symbol"/>
  </office:font-face-decls>
  <office:automatic-styles>
    <style:style style:name="P1" style:family="paragraph" style:parent-style-name="Text_20_body">
      <style:text-properties style:font-name="Noto Sans Nag Mundari" fo:font-size="11pt" fo:font-weight="normal" officeooo:rsid="00181ef7" officeooo:paragraph-rsid="0018dc2f" style:font-size-asian="11pt" style:font-weight-asian="normal" style:font-size-complex="11pt" style:font-weight-complex="normal"/>
    </style:style>
    <style:style style:name="P2" style:family="paragraph" style:parent-style-name="Text_20_body">
      <style:text-properties officeooo:rsid="00181ef7" officeooo:paragraph-rsid="00181ef7"/>
    </style:style>
    <style:style style:name="P3" style:family="paragraph" style:parent-style-name="Text_20_body">
      <style:text-properties officeooo:paragraph-rsid="00181ef7"/>
    </style:style>
    <style:style style:name="P4" style:family="paragraph" style:parent-style-name="Footnote">
      <style:text-properties officeooo:rsid="001fef5b" officeooo:paragraph-rsid="001fef5b"/>
    </style:style>
    <style:style style:name="P5" style:family="paragraph" style:parent-style-name="Heading_20_1">
      <style:paragraph-properties fo:text-align="center" style:justify-single-word="false"/>
      <style:text-properties style:font-name="Noto Sans"/>
    </style:style>
    <style:style style:name="P6" style:family="paragraph" style:parent-style-name="Heading_20_2">
      <style:text-properties style:font-name="Noto Sans" fo:font-style="normal" style:font-style-asian="normal" style:font-style-complex="normal"/>
    </style:style>
    <style:style style:name="P7" style:family="paragraph" style:parent-style-name="Heading_20_3">
      <style:text-properties style:font-name="Noto Sans"/>
    </style:style>
    <style:style style:name="P8" style:family="paragraph" style:parent-style-name="Heading_20_4">
      <style:text-properties style:font-name="Noto Sans"/>
    </style:style>
    <style:style style:name="P9" style:family="paragraph" style:parent-style-name="Text_20_body">
      <style:text-properties officeooo:rsid="00181ef7" officeooo:paragraph-rsid="00181ef7"/>
    </style:style>
    <style:style style:name="P10" style:family="paragraph" style:parent-style-name="Text_20_body">
      <style:text-properties style:font-name="Noto Sans Nag Mundari" fo:font-size="11pt" fo:font-weight="normal" style:font-size-asian="11pt" style:font-weight-asian="normal" style:font-size-complex="11pt" style:font-weight-complex="normal"/>
    </style:style>
    <style:style style:name="P11" style:family="paragraph" style:parent-style-name="Text_20_body">
      <style:text-properties officeooo:rsid="001de12a" officeooo:paragraph-rsid="001de12a"/>
    </style:style>
    <style:style style:name="P12" style:family="paragraph" style:parent-style-name="Text_20_body">
      <style:text-properties officeooo:rsid="001fef5b" officeooo:paragraph-rsid="001fef5b"/>
    </style:style>
    <style:style style:name="P13" style:family="paragraph" style:parent-style-name="Text_20_body">
      <style:text-properties fo:font-style="normal" officeooo:rsid="001fef5b" officeooo:paragraph-rsid="001fef5b" style:font-style-asian="normal" style:font-style-complex="normal"/>
    </style:style>
    <style:style style:name="T1" style:family="text">
      <style:text-properties officeooo:rsid="00168e80"/>
    </style:style>
    <style:style style:name="T2" style:family="text">
      <style:text-properties style:font-name="Noto Sans"/>
    </style:style>
    <style:style style:name="T3" style:family="text">
      <style:text-properties style:font-name="Noto Sans" officeooo:rsid="0018dc2f"/>
    </style:style>
    <style:style style:name="T4" style:family="text">
      <style:text-properties officeooo:rsid="00181ef7"/>
    </style:style>
    <style:style style:name="T5" style:family="text">
      <style:text-properties style:font-name="Noto Sans Nag Mundari" fo:font-size="11pt" fo:font-weight="normal" style:font-size-asian="11pt" style:font-weight-asian="normal" style:font-size-complex="11pt" style:font-weight-complex="normal"/>
    </style:style>
    <style:style style:name="T6" style:family="text">
      <style:text-properties style:font-name="Noto Sans Nag Mundari" fo:font-size="11pt" fo:font-weight="normal" officeooo:rsid="00181ef7" style:font-size-asian="11pt" style:font-weight-asian="normal" style:font-size-complex="11pt" style:font-weight-complex="normal"/>
    </style:style>
    <style:style style:name="T7" style:family="text">
      <style:text-properties officeooo:rsid="0018dc2f"/>
    </style:style>
    <style:style style:name="T8" style:family="text">
      <style:text-properties officeooo:rsid="0019a501"/>
    </style:style>
    <style:style style:name="T9" style:family="text">
      <style:text-properties officeooo:rsid="001b69cf"/>
    </style:style>
    <style:style style:name="T10" style:family="text">
      <style:text-properties officeooo:rsid="001de12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Point de vue pédagogique</text:h>
      <text:h text:style-name="P6" text:outline-level="2">Quelle utilisation pour le jeu ?</text:h>
      <text:p text:style-name="P10">Le contexte d’utilisation imaginé à l’origine pour ce jeu <text:span text:style-name="T10">était</text:span> une utilisation <text:span text:style-name="T10">en tant que ressource principale, </text:span>du début à la fin de la période d’enseignement afin de permettre à chaque élève d’avancer à son rythme et à son rythme uniquement.</text:p>
      <text:p text:style-name="P1">Voyons dans un premier temps quels pourraient être les freins qui s’opposent à cette vision à l’aide de questions qui pourraient venir naturellement à l’esprit de tout un chacun </text:p>
      <text:p text:style-name="P1"><text:span text:style-name="T7">Puis, réfléchissons</text:span> à de potentielles solutions qui impliquent principalement des adaptations sur l’utilisation qui pourrait être faite du jeu au centre de ce travail.</text:p>
      <text:h text:style-name="Heading_20_3" text:outline-level="3"><text:span text:style-name="T2">Freins à une utilisation </text:span><text:span text:style-name="T3">(</text:span><text:span text:style-name="T2">en tant que ressource principale</text:span><text:span text:style-name="T3">)</text:span></text:h>
      <text:h text:style-name="P8" text:outline-level="4">Rôle de l’enseignant</text:h>
      <text:p text:style-name="P2">Actuellement, l’enseignant est responsable de la transmission des connaissances vers les élèves et représente la ressource principale nécessaire dans les établissements scolaires. Mais que deviendrait-il si on le remplaçait par un logiciel informatique tel que le jeu présenté dans ce projet ?</text:p>
      <text:p text:style-name="P2">La première réflexion logique qui vient à l’esprit après la proposition d’un tel changement est celle qui concerne la mission de l’enseignant : à quel point la responsabilité de transmission de connaissances lui serait-elle enlevée ? <text:span text:style-name="T7">Comment serait-elle adaptée </text:span>afin d’être transmise au logiciel et à la machine ?</text:p>
      <text:p text:style-name="P2">Que se passerait-il si cette responsabilité était entièrement transmise ? L’enseignant perdrait-il intégralement son rôle ? Sa position deviendrait-elle superflue ? </text:p>
      <text:p text:style-name="P2">Dans ce <text:span text:style-name="T7">dernier </text:span>cas, la seule possibilité d’adaptation serait de transformer le rôle actuel d’enseignant pour qu’il devienne un rôle de gardien : surveiller les enfants et veiller à ce que tout se passe bien au sein de la classe.</text:p>
      <text:p text:style-name="P2">Aussi, une transmission entière de la responsabilité enseignante engendrerait des questions dont les potentielles réponses pourraient avoir des conséquences à encore plus grande ampleur. <text:line-break/><text:span text:style-name="T8">Par exemple, </text:span>si l’enseignant n’est plus nécessaire en tant que tel, qu’en est-il des classes ? Serai<text:span text:style-name="T8">en</text:span>t-elles encore nécessaires ? Se transformeraient-elles en simples salles informatiques sous surveillance d’un adulte ? </text:p>
      <text:p text:style-name="P2">L’enseignement pourrait-il être réalisé à domicile, directement chez chacun des élèves ? Dans ce cas, qu’en serait-il de la sociabilisation de l’élève ? Resterait-il cloîtré chez lui jusqu’à ce qu’il finisse de valider le dernier sujet enseigné par l’ordinateur ?</text:p>
      <text:p text:style-name="P2"><text:soft-page-break/>Et au niveau du matériel ? Que l’enseignement reste en classe ou passe à domicile, quels seraient les besoins au niveau du matériel ? Un ordinateur par personne ? Ce qui signifie plusieurs centaines d’euros à multiplier par le nombre d’élèves à qui les fournir ?</text:p>
      <text:p text:style-name="P2">Aussi, qui déciderait du programme scolaire ? Resterait-il une question d’ordre publique, ou existerait-il autant de versions du programme qu’il existerait d’entreprises souhaitant obtenir une part du marché de l’enseignement ?</text:p>
      <text:p text:style-name="P2">Dans tous les cas, il paraît clair que si le jeu vidéo (ou tout autre logiciel informatique) devenait la ressource principale d’enseignement, le rôle de l’enseignant et à plus grand angle le rôle de l’enseignement dans son entièreté poserait de nombreux problèmes, aussi bien organisationnels que politiques et moraux.</text:p>
      <text:h text:style-name="Heading_20_4" text:outline-level="4"><text:span text:style-name="T1">M</text:span>otivation générale et ambiance de classe</text:h>
      <text:p text:style-name="Text_20_body">« <text:span text:style-name="T4">Chouette ! Un jeu vidéo ! »</text:span></text:p>
      <text:p text:style-name="P2">Beaucoup d’élèves auraient une réaction similaire à celle-ci lorsqu’on leur annoncera qu’un jeu vidéo prendra en charge leur enseignement.</text:p>
      <text:p text:style-name="P2">Mais qu’en sera-t-il à long terme ?</text:p>
      <text:p text:style-name="P2">Déjà à court terme, la réponse n’est pas évidente. Beaucoup d’élèves seront attirés par l’utilisation d’un jeu vidéo, mais déjà là il existe une première séparation quand à la motivation car de nombreux élèves ne sont pas particulièrement attirés par les jeux vidéos ou tout autre activité principalement réalisée sur un écran.</text:p>
      <text:p text:style-name="P2">Ensuite, dans la portion des élèves attirés, il faut être capable de les accrocher. Le style du jeu leur plaira-t-il ? Voudront-ils y jouer quelques minutes, quelques heures, quelques jours ? Rien n’est moins sûr.</text:p>
      <text:p text:style-name="P2">Quel sera le taux de rétention de l’attention des élèves ?</text:p>
      <text:p text:style-name="P2">Aussi, pour ceux qui auront fait la différence entre le jeu vidéo et le travail de réflexion et d’apprentissage qui y est quelque peu camouflé, auront-ils une assiduité exemplaire, ou préféreront-ils procrastiner afin de faire d’autres activités qui les intéresser<text:span text:style-name="T9">ont</text:span> plus sur le moment ?</text:p>
      <text:p text:style-name="P2">Et en dehors de la classe, que se passera-t-il ? Comment tempérer les comparaisons que feront les différents élèves entre eux ? Certes, pour certains élèves cela peut engendrer une rivalité bénéfique, qui les motivera à aller plus vite dans le programme et/ou à faire de meilleurs résultats.<text:line-break/>Mais pour les autres ? Cela pourrait engendrer une baisse de l’estime de soi, l’établissement d’une sorte de hiérarchie entre les « meilleurs élèves » représentés par ceux qui seraient le plus loin dans la matière ou ceux qui ont les meilleurs résultats et les « moins bons élèves » représentés par ceux ayant le plus de difficultés.</text:p>
      <text:p text:style-name="P3"><text:span text:style-name="T6">Enfin, au niveau de l’ambiance au sein de la classe, à quoi ressemblera-t-elle ?<text:line-break/>La classe sera-t-elle toujours aussi vivante qu’actuellement ? Ou alors assisterons-nous à des </text:span><text:soft-page-break/><text:span text:style-name="T6">classes muettes dans lesquelles les élèves sont rivés face à leur écran, casque sur les oreilles, chacun indépendant des autres et sans aucune interaction ?</text:span></text:p>
      <text:p text:style-name="P2"><text:span text:style-name="T5">Évidemment, tout cela représente des questions valables dans le cas d’un enseignement en classe. Comment évoluera la motivation des élèves si l’enseignement devenait un enseignement à domicile ?</text:span></text:p>
      <text:h text:style-name="Heading_20_4" text:outline-level="4">Rythme d’apprentissage</text:h>
      <text:p text:style-name="P2">Actuellement, de nombreux enseignants se plaignent de la quantité de matière de plus en plus importante à enseigner dans un temps disponible de plus en plus restreint.</text:p>
      <text:p text:style-name="P2">Mais que deviendra ce temps disponible si l’enseignement devait se faire au rythme de chacun des élèves ? Comment savoir si ce rythme est suffisant, sans pour autant forcer l’élève à avancer plus vite que ce dont ses capacités lui permettent, le tout dans le but d’arriver dans les temps à la fin du programme ?</text:p>
      <text:p text:style-name="P2">Et pour les élèves les plus rapides, ceux qui iraient plus vite que ce que prévoit le programme ? Doit-on envisager d’aller plus loin que prévu, ou leur faire répéter les exercices des matières vues dans l’année encore et encore jusqu’à l’échéance ?</text:p>
      <text:p text:style-name="P2">Que deviendra leur motivation dans un cas comme dans l’autre ? Resteront-ils motivés du début à la fin ? Auront-ils plus ou moins la force de résister à un décrochage ? Que feront-ils pour s’occuper lorsqu’ils n’étudieront pas ? Doit-on s’attendre à ce que les élèves en avance ou en décrochage se mettent à déranger l’ambiance de la classe ?</text:p>
      <text:p text:style-name="P2">Et si l’enseignement se donne à domicile, qui surveillera ces élèves ? Auront-ils la possibilité de tuer le temps autrement qu’en travaillant ?</text:p>
      <text:h text:style-name="Heading_20_4" text:outline-level="4">Évaluation<text:span text:style-name="T4">s</text:span></text:h>
      <text:p text:style-name="P2">Dans le système scolaire actuel, les évaluations se font de manière plus ou moins régulière, soit grâce à des interrogations réparties dans l’année, soit grâce à un contrôle continu. Ces méthodes d’évaluations ont pour objectif de mettre des valeurs chiffrées <text:span text:style-name="T9">(</text:span>à un moment donné ou sur une période donnée<text:span text:style-name="T9">)</text:span> sur les capacités d’un élève à <text:span text:style-name="T9">fournir</text:span> les bonnes réponses à des questions sur un sujet précis. Pour évaluer <text:span text:style-name="T9">ces aptitudes</text:span>, il est aussi important d’évaluer les méthodes utilisées et leur bonne utilisation.</text:p>
      <text:p text:style-name="P2">Mais à quoi ressemblerai<text:span text:style-name="T9">en</text:span>t l<text:span text:style-name="T9">es </text:span>évaluation<text:span text:style-name="T9">s</text:span> au sein d’un jeu vidéo ? <text:span text:style-name="T9">S</text:span>erai<text:span text:style-name="T9">en</text:span>t-elle<text:span text:style-name="T9">s</text:span> effectuée<text:span text:style-name="T9">s</text:span> à un moment séparé de l’apprentissage, comme c’est le cas actuellement, ou <text:span text:style-name="T9">le </text:span>serai<text:span text:style-name="T9">en</text:span>t-elle<text:span text:style-name="T9">s</text:span> pendant ? Quels <text:span text:style-name="T9">en seraient les critères</text:span> ?</text:p>
      <text:p text:style-name="P2">Les évaluations seront-elles personnalisées pour chaque élève selon leur évolution ou resteraient-elles des points-clés sur lesquels on ne reviendrait pas lorsqu’ils sont passés ?</text:p>
      <text:p text:style-name="P2">Quels seront les critères précis de cette évaluation ? Sont-ils juste par rapport aux objectifs d’enseignement ?</text:p>
      <text:p text:style-name="P2"><text:soft-page-break/>Comment évaluer un élève plus lent sur une matière qu’il n’aurait pas eu le temps (ou la motivation) de voir ? Comment évaluer les élèves les plus rapides, qui répéteraient les mêmes exercices en boucle ?</text:p>
      <text:p text:style-name="P2">Est-il possible de détecter un potentiel décrochage, qu’il soit intellectuel ou motivationnel, et faire en sorte d’y trouver des solutions ?</text:p>
      <text:p text:style-name="P2">Comment éviter le travail partagé et la triche ? Et comment évaluer les compétences de groupe ?</text:p>
      <text:p text:style-name="P2">Encore une fois, beaucoup de questions sont à poser, et peu de réponses peuvent déjà être données.</text:p>
      <text:h text:style-name="P7" text:outline-level="3">Pistes de solutions envisageables</text:h>
      <text:p text:style-name="P12">Une brève étude des freins qui viennent s’opposer à l’utilisation du jeu vidéo en tant que ressource principale de l’enseignement ont permis de montrer que cette vision des choses n’est pas réaliste dans les conditions actuelles.</text:p>
      <text:p text:style-name="P12">D’autant plus qu’il est important de rappeler que les quatre sujets choisis pour illustrer ce fait ne représentent qu’un échantillon d’un lot bien plus important de sujets qui viendraient ajouter des freins supplémentaires en plus de renforcer ceux déjà cités.</text:p>
      <text:p text:style-name="P12">Aussi, afin de démontrer si oui ou non les suppositions que l’on pourrait avoir pour ou contre cette transformation radicale de l’enseignement, il serait nécessaire de mener de nombreuses expériences.</text:p>
      <text:p text:style-name="P12">Malheureusement, ces expériences ne pourront être réalisées pour tout un tas de raisons toutes plus valables les unes que les autres : contrairement à des sujets d’informatique purs, il n’existe ici pas d’environnements dédiés aux tests dans lesquels on pourrait simuler les actions (en l’occurrence la transformation pure et simple de l’enseignement actuel en le remplaçant par un enseignement effectué à l’aide de logiciels informatiques) afin de voir les différentes réactions possibles ainsi que les conséquences qu’elles engendreront à court et à long terme.<text:note text:id="ftn0" text:note-class="footnote"><text:note-citation>1</text:note-citation><text:note-body><text:p text:style-name="P4">Si l’on souhaitait effectuer ces expériences à échelle humaine, il faudrait utiliser de vrais groupes de personnes à qui on donnerait un enseignement différent de l’enseignement actuel. Mais un seul groupe ou un nombre restreint de ces personnes ne suffirait pas car ne pourraient en aucun cas être représentatif de toute la population (régionale, nationale ou même mondiale) tant les spécificités humaines sont nombreuses. Il faudrait donc réaliser ces expériences avec des milliers de personnes répartis en centaines de groupes, chacuns isolés les uns des autres et isolés du reste du monde afin qu’ils ne soient pas influençables par ce qu’il s’y passe.<text:line-break/>Tout cela sans parler du temps qui serait nécessaire à une telle expérience : le temps de la création ou de l’adaptation des programmes scolaires actuels, le temps de la création du jeu vidéo (production, tests, corrections, déploiement, etc.), le temps de l’expérience en elle-même soit au moins une décennie afin de faire l’expérience sur plusieurs cycles d’enseignements complets, et enfin le temps nécessaire à l’analyse des résultats pour en tirer des conclusions.</text:p></text:note-body></text:note></text:p>
      <text:p text:style-name="P13">En plus court, à moins de faire le pari sans fondements que cette transformation de l’enseignement fonctionnerait, il n’est actuellement pas possible de passer à un enseignement donné principalement par des logiciels informatiques, qu’ils soient des jeux vidéos ou non.</text:p>
      <text:p text:style-name="P13"><text:soft-page-break/>Plutôt que de chercher à revoir le système d’enseignement, il convient donc de revoir la méthode d’introduction du jeu vidéo afin que son utilisation puisse être intégrée de manière plus raisonnable à l’enseignement traditionnel.</text:p>
      <text:p text:style-name="P13">Pour cela, réfléchissons à plusieurs pistes d’introduction envisageables.</text:p>
      <text:h text:style-name="Heading_20_4" text:outline-level="4">Outil de mise en situation de la matière</text:h>
      <text:p text:style-name="P11">La première piste de solution pour permettre d’intégrer le jeu vidéo à l’enseignement est de l’utiliser afin de créer des outils de mise en situation de la matière vue en classe.</text:p>
      <text:p text:style-name="P11">En effet, une des grandes qualités de cette technologie moderne est sa capacité à simuler des mondes réalistes – à différencier de réels – dans lesquels tout un chacun est capable de se projeter.</text:p>
      <text:p text:style-name="P11">C’est cette qualité qui sera utilisée pour mener à bien cet objectif. </text:p>
      <text:p text:style-name="P11">Pour cela, plusieurs choses sont nécessaires : la matière étudiée doit avoir des applications dans la vie réelle (qu’elles soient quotidiennes ou spécifiques), elle doit être simulable et doit être racontée de manière à ce que l’élève puisse se projeter dans le monde créé afin d’abriter la simulation.</text:p>
      <text:p text:style-name="P11">Un premier exemple, bien que vague, serait la création d’un monde tournant autour d’un jardinier ou d’un architecte afin d’illustrer certaines connaissances apprises pendant les cours de géométrie dans le plan ou dans l’espace.</text:p>
      <text:h text:style-name="Heading_20_4" text:outline-level="4">Outil d’exercices de perfectionnement</text:h>
      <text:p text:style-name="P11">Une deuxième piste de solution envisageable pour permettre d’intégrer le jeu vidéo à l’enseignement est de l’utiliser afin de créer des outils de perfectionnement des connaissances vues en classe.</text:p>
      <text:p text:style-name="P11">Cette piste est envisageable notamment grâce à la vitesse de traitement des informations des ordinateurs actuels, et leur capacité à générer très rapidement un maximum d’exercices ou de situations correspondant à des règles que nous lui précisons en avance. Cette capacité est d’autant plus améliorée grâce aux fulgurantes avancées récentes en matière d’intelligence artificielle.</text:p>
      <text:p text:style-name="P11">Un exemple d’utilisation de cet outil de perfectionnement serait son utilisation afin de générer des exercices en quantité quasiment infinie afin d’entraîner les élèves sur les différents cas possibles (communs ou beaucoup plus rares) relatifs à une matière vue en classe. La seule limite ici serait le temps disponible à l’élève pour se perfectionner.</text:p>
      <text:h text:style-name="Heading_20_4" text:outline-level="4">Outil de soutien</text:h>
      <text:p text:style-name="P11">Un dernier exemple de piste de solution envisageable pour l’intégration du jeu vidéo à l’enseignement est de l’utiliser en tant qu’outil de soutien aux élèves ayant des difficultés. </text:p>
      <text:p text:style-name="P11"><text:soft-page-break/>Cette possibilité apporte des contraintes supplémentaires. En effet, les élèves en difficultés le sont en général pour une raison ou une combinaison de raisons bien précises.</text:p>
      <text:p text:style-name="P11">Ces difficultés peuvent être des difficultés rencontrées par les élèves en rapport aux matières vues (difficultés de compréhension et d’assimilation), des difficultés par rapport à l’enseignement dans son ensemble (difficulté de concentration ou de motivation à l’égard de l’école) ou des difficultés de type handicaps physiques ou psychologiques.</text:p>
      <text:p text:style-name="P11">Afin qu’un outil de soutien soit efficace, l’étape la plus compliquée souvent de détecter la cause des difficultés rencontrées. </text:p>
      <text:p text:style-name="P11">Il pourrait alors être imaginable de rajouter un module affecté à cette mission dans un jeu vidéo orienté vers le soutien.</text:p>
      <text:h text:style-name="Heading_20_3" text:outline-level="3">En résumé</text:h>
      <text:p text:style-name="P12">En résumé, s’il est impossible d’imposer le jeu vidéo comme ressource d’enseignement, il existe bien des scénarios pour lesquels l’utilisation d’un jeu vidéo adapté à l’objectif serait un grand atout et un bonus considérable pour l’amélioration de l’enseignement.</text:p>
      <text:p text:style-name="P12">Mais pour que cela puisse fonctionner, il faut définir correctement quels sont les objectifs que le jeu vidéo doit remplir, les méthodes souhaitées et toutes les autres contraintes qui y sont lié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style:font-face style:name="Noto Sans Nag Mundari" svg:font-family="'Noto Sans Nag Mundari'"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Noto Sans Nag Mundari" fo:font-family="'Noto Sans Nag Mundari'" style:font-family-generic="swiss" style:font-pitch="variable" fo:font-size="11pt" fo:font-weight="normal" style:font-size-asian="11pt" style:font-weight-asian="normal" style:font-size-complex="11pt"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fo:font-family="'Noto Sans'"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Noto Sans" fo:font-family="'Noto San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6T09:19:30.814000000</meta:creation-date>
    <dc:date>2023-06-10T15:42:20.196000000</dc:date>
    <meta:editing-duration>PT4H13M12S</meta:editing-duration>
    <meta:editing-cycles>13</meta:editing-cycles>
    <meta:generator>LibreOffice/7.5.0.3$Windows_X86_64 LibreOffice_project/c21113d003cd3efa8c53188764377a8272d9d6de</meta:generator>
    <meta:document-statistic meta:table-count="0" meta:image-count="0" meta:object-count="0" meta:page-count="6" meta:paragraph-count="70" meta:word-count="2295" meta:character-count="14697" meta:non-whitespace-character-count="12463"/>
  </office:meta>
</office:document-meta>
</file>